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8144" calcext:value-type="float">
            <text:p>49.1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808" calcext:value-type="float">
            <text:p>49.1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2048" calcext:value-type="float">
            <text:p>49.1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5576" calcext:value-type="float">
            <text:p>49.1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3384" calcext:value-type="float">
            <text:p>49.1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2048" calcext:value-type="float">
            <text:p>49.1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808" calcext:value-type="float">
            <text:p>49.1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2048" calcext:value-type="float">
            <text:p>49.1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0608" calcext:value-type="float">
            <text:p>49.0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808" calcext:value-type="float">
            <text:p>49.1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7456" calcext:value-type="float">
            <text:p>48.9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408" calcext:value-type="float">
            <text:p>48.9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0608" calcext:value-type="float">
            <text:p>49.0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808" calcext:value-type="float">
            <text:p>49.1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408" calcext:value-type="float">
            <text:p>48.9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808" calcext:value-type="float">
            <text:p>49.1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4112" calcext:value-type="float">
            <text:p>49.6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4072" calcext:value-type="float">
            <text:p>49.3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612" calcext:value-type="float">
            <text:p>48.9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612" calcext:value-type="float">
            <text:p>48.9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0608" calcext:value-type="float">
            <text:p>49.0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408" calcext:value-type="float">
            <text:p>48.9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408" calcext:value-type="float">
            <text:p>48.9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0608" calcext:value-type="float">
            <text:p>49.0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408" calcext:value-type="float">
            <text:p>48.9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0608" calcext:value-type="float">
            <text:p>49.0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0608" calcext:value-type="float">
            <text:p>49.0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0608" calcext:value-type="float">
            <text:p>49.0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0608" calcext:value-type="float">
            <text:p>49.0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0608" calcext:value-type="float">
            <text:p>49.0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0608" calcext:value-type="float">
            <text:p>49.0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928" calcext:value-type="float">
            <text:p>48.9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7456" calcext:value-type="float">
            <text:p>48.9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408" calcext:value-type="float">
            <text:p>48.9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408" calcext:value-type="float">
            <text:p>48.9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7456" calcext:value-type="float">
            <text:p>48.9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408" calcext:value-type="float">
            <text:p>48.9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612" calcext:value-type="float">
            <text:p>48.9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612" calcext:value-type="float">
            <text:p>48.9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7456" calcext:value-type="float">
            <text:p>48.9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7456" calcext:value-type="float">
            <text:p>48.9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612" calcext:value-type="float">
            <text:p>48.9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408" calcext:value-type="float">
            <text:p>48.9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612" calcext:value-type="float">
            <text:p>48.9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7456" calcext:value-type="float">
            <text:p>48.9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928" calcext:value-type="float">
            <text:p>48.9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928" calcext:value-type="float">
            <text:p>48.9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4784" calcext:value-type="float">
            <text:p>48.9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928" calcext:value-type="float">
            <text:p>48.9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4784" calcext:value-type="float">
            <text:p>48.9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928" calcext:value-type="float">
            <text:p>48.9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928" calcext:value-type="float">
            <text:p>48.9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928" calcext:value-type="float">
            <text:p>48.9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928" calcext:value-type="float">
            <text:p>48.9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612" calcext:value-type="float">
            <text:p>48.9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928" calcext:value-type="float">
            <text:p>48.9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4784" calcext:value-type="float">
            <text:p>48.9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4576" calcext:value-type="float">
            <text:p>48.8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4784" calcext:value-type="float">
            <text:p>48.9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928" calcext:value-type="float">
            <text:p>48.9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6664" calcext:value-type="float">
            <text:p>48.7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4576" calcext:value-type="float">
            <text:p>48.8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4784" calcext:value-type="float">
            <text:p>48.9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4576" calcext:value-type="float">
            <text:p>48.8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4576" calcext:value-type="float">
            <text:p>48.8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4576" calcext:value-type="float">
            <text:p>48.8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4576" calcext:value-type="float">
            <text:p>48.8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4576" calcext:value-type="float">
            <text:p>48.8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4576" calcext:value-type="float">
            <text:p>48.8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4576" calcext:value-type="float">
            <text:p>48.8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4576" calcext:value-type="float">
            <text:p>48.8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25626666667" calcext:value-type="float">
            <text:p>48.78256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14926153846" calcext:value-type="float">
            <text:p>48.811492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82101538461" calcext:value-type="float">
            <text:p>48.808210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2994782609" calcext:value-type="float">
            <text:p>48.795299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5968" calcext:value-type="float">
            <text:p>48.7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29013333333" calcext:value-type="float">
            <text:p>48.78290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77031428571" calcext:value-type="float">
            <text:p>48.78770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4256" calcext:value-type="float">
            <text:p>48.7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13894285714" calcext:value-type="float">
            <text:p>48.78138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21030769231" calcext:value-type="float">
            <text:p>48.77210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69114285714" calcext:value-type="float">
            <text:p>48.7669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42348387097" calcext:value-type="float">
            <text:p>48.754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3056" calcext:value-type="float">
            <text:p>48.74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3643870968" calcext:value-type="float">
            <text:p>48.7583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16424" calcext:value-type="float">
            <text:p>48.75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8335483871" calcext:value-type="float">
            <text:p>48.74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05969032258" calcext:value-type="float">
            <text:p>48.7505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5144" calcext:value-type="float">
            <text:p>48.74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94864516129" calcext:value-type="float">
            <text:p>48.739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83328" calcext:value-type="float">
            <text:p>48.73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28988387097" calcext:value-type="float">
            <text:p>48.7328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371" calcext:value-type="float">
            <text:p>48.733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39803870968" calcext:value-type="float">
            <text:p>48.7339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49752258065" calcext:value-type="float">
            <text:p>48.70497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57624" calcext:value-type="float">
            <text:p>48.69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18983225807" calcext:value-type="float">
            <text:p>48.69189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92168" calcext:value-type="float">
            <text:p>48.69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5704" calcext:value-type="float">
            <text:p>48.6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15050322581" calcext:value-type="float">
            <text:p>48.6915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90568" calcext:value-type="float">
            <text:p>48.68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7566451613" calcext:value-type="float">
            <text:p>48.6767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49344" calcext:value-type="float">
            <text:p>48.67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70227096774" calcext:value-type="float">
            <text:p>48.6670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84897142857" calcext:value-type="float">
            <text:p>48.65848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76820645161" calcext:value-type="float">
            <text:p>48.6576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36335483871" calcext:value-type="float">
            <text:p>48.613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07664" calcext:value-type="float">
            <text:p>48.60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78036129032" calcext:value-type="float">
            <text:p>48.5978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2232" calcext:value-type="float">
            <text:p>48.5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27602580645" calcext:value-type="float">
            <text:p>48.5827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31535483871" calcext:value-type="float">
            <text:p>48.583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91688" calcext:value-type="float">
            <text:p>48.56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75896774194" calcext:value-type="float">
            <text:p>48.557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28544" calcext:value-type="float">
            <text:p>48.54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25463225806" calcext:value-type="float">
            <text:p>48.54254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50457142857" calcext:value-type="float">
            <text:p>48.5350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17019354839" calcext:value-type="float">
            <text:p>48.521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27072" calcext:value-type="float">
            <text:p>48.48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447" calcext:value-type="float">
            <text:p>48.464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52752" calcext:value-type="float">
            <text:p>48.4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6723" calcext:value-type="float">
            <text:p>48.456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673824" calcext:value-type="float">
            <text:p>48.456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503136" calcext:value-type="float">
            <text:p>48.455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7452" calcext:value-type="float">
            <text:p>48.44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9296" calcext:value-type="float">
            <text:p>48.4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926101314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66" calcext:value-type="float">
            <text:p>48.46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72" meta:object-count="0"/>
    <meta:user-defined meta:name="AppVersion">3.0</meta:user-defined>
  </office:meta>
</office:document-meta>
</file>